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048cm" fo:min-width="1.79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696cm" fo:min-width="1.446cm"/>
    </style:style>
    <style:style style:name="gr5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3.606cm" fo:min-width="10.403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6" style:family="graphic">
      <style:graphic-properties draw:stroke="solid" draw:stroke-dash="Ultrafine_20_Dashed" svg:stroke-width="0.035cm" svg:stroke-color="#00a933" draw:marker-start="" draw:marker-start-width="0.313cm" draw:marker-start-center="false" draw:marker-end="" draw:marker-end-width="0.313cm" draw:marker-end-center="false" draw:stroke-linejoin="round" svg:stroke-linecap="round" draw:fill="solid" draw:fill-color="#dee7e5" draw:opacity="100%" draw:textarea-horizontal-align="center" draw:textarea-vertical-align="middle" draw:auto-grow-height="false" draw:fit-to-size="false" style:shrink-to-fit="false" fo:min-height="0.481cm" fo:min-width="1.741cm" fo:padding-top="0.135cm" fo:padding-bottom="0.135cm" fo:padding-left="0.255cm" fo:padding-right="0.255cm" fo:wrap-option="wrap" draw:shadow="visible" draw:shadow-offset-x="0.106cm" draw:shadow-offset-y="0.106cm" draw:shadow-color="#808080" draw:shadow-opacity="20%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dee7e5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25cm" svg:x="6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25cm" svg:height="3.25cm" svg:x="12.5cm" svg:y="8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75cm" svg:height="2.75cm" svg:x="1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3.10145008079392) translate (9.253cm 14.7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.25cm" draw:transform="rotate (3.10145008079392) translate (12.542cm 13.8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25cm" svg:height="3.25cm" draw:transform="rotate (3.10145008079392) translate (6.247cm 8.6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75cm" svg:height="2.75cm" draw:transform="rotate (3.10145008079392) translate (6.557cm 13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Note" draw:style-name="gr5" draw:text-style-name="P3" draw:layer="layout" svg:width="11.036cm" svg:height="4cm" svg:x="3.964cm" svg:y="6.5cm">
          <text:p text:style-name="P2"><text:span text:style-name="T1">ClearClarify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2310.44776119403 10092.5251427018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name="Note_0" draw:style-name="gr6" draw:text-style-name="P4" draw:layer="layout" svg:width="2.25cm" svg:height="0.75cm" svg:x="12.25cm" svg:y="4.5cm">
          <text:p text:style-name="P2"><text:span text:style-name="T1">by cGIfl300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3352.96469020653 10092.5251427018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1T13:59:51.925000000</meta:creation-date>
    <dc:date>2021-05-11T14:20:56.244000000</dc:date>
    <meta:editing-duration>PT10M54S</meta:editing-duration>
    <meta:editing-cycles>2</meta:editing-cycles>
    <meta:generator>LibreOffice/7.1.1.2$Windows_X86_64 LibreOffice_project/fe0b08f4af1bacafe4c7ecc87ce55bb426164676</meta:generator>
    <meta:document-statistic meta:object-count="10"/>
  </office:meta>
</office:document-meta>
</file>